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Web" style:family="paragraph">
      <style:paragraph-properties fo:text-align="center" fo:margin-top="0in" fo:margin-bottom="0in"/>
    </style:style>
    <style:style style:name="T4" style:parent-style-name="Policepardéfaut" style:family="text">
      <style:text-properties style:font-name-asian="Calibri" fo:font-size="24pt" style:font-size-asian="24pt" style:font-size-complex="18pt"/>
    </style:style>
    <style:style style:name="T5" style:parent-style-name="Policepardéfaut" style:family="text">
      <style:text-properties style:font-name-asian="Calibri" fo:font-style="italic" style:font-style-asian="italic" style:font-style-complex="italic" fo:font-size="22pt" style:font-size-asian="22pt" style:font-size-complex="16pt"/>
    </style:style>
    <style:style style:name="P6" style:parent-style-name="Normal" style:family="paragraph">
      <style:text-properties fo:font-size="12pt" style:font-size-asian="12pt"/>
    </style:style>
    <style:style style:name="P7" style:parent-style-name="Normal" style:family="paragraph">
      <style:text-properties fo:font-size="12pt" style:font-size-asian="12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Web" style:family="paragraph">
      <style:paragraph-properties fo:text-align="center" fo:margin-top="0in" fo:margin-bottom="0in"/>
      <style:text-properties style:font-name="Calibri" style:font-name-asian="Calibri"/>
    </style:style>
    <style:style style:name="P10" style:parent-style-name="NormalWeb" style:family="paragraph">
      <style:paragraph-properties fo:text-align="center" fo:margin-top="0in" fo:margin-bottom="0in"/>
      <style:text-properties style:font-name="Calibri" style:font-name-asian="Calibri"/>
    </style:style>
    <style:style style:name="P11" style:parent-style-name="NormalWeb" style:family="paragraph">
      <style:paragraph-properties fo:text-align="center" fo:margin-top="0in" fo:margin-bottom="0in"/>
    </style:style>
    <style:style style:name="P12" style:parent-style-name="NormalWeb" style:family="paragraph">
      <style:paragraph-properties fo:text-align="center" fo:margin-top="0in" fo:margin-bottom="0in"/>
    </style:style>
    <style:style style:name="T13" style:parent-style-name="Policepardéfaut" style:family="text">
      <style:text-properties style:font-name-asian="Calibri" fo:font-size="11pt" style:font-size-asian="11pt" style:font-size-complex="11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T22" style:parent-style-name="Policepardéfaut" style:family="text">
      <style:text-properties style:language-asian="fr" style:country-asian="FR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parallel" style:wrap-contour="true" style:wrap-contour-mode="outside" style:horizontal-rel="page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7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8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9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1">
      <style:graphic-properties draw:fill="gradient" draw:fill-gradient-name="a0" draw:stroke="none" draw:shadow="visible" draw:shadow-offset-x="0in" draw:shadow-offset-y="0.02083in" draw:shadow-color="#000000" draw:shadow-opacity="63%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4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7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8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9">
      <style:graphic-properties draw:fill="solid" draw:fill-color="#9dc3e6" draw:opacity="100%" draw:stroke="none" draw:shadow="visible" draw:shadow-offset-x="0in" draw:shadow-offset-y="0.02083in" draw:shadow-color="#000000" draw:shadow-opacity="63%"/>
    </style:style>
  </office:automatic-styles>
  <office:body>
    <office:text text:use-soft-page-breaks="true">
      <text:p text:style-name="P1"><text:span text:style-name="T2"><draw:g draw:z-index="251660288" draw:name="Zone de dessin 7" draw:id="id22" draw:style-name="a23" text:anchor-type="paragraph"><svg:title/><svg:desc/><draw:custom-shape svg:x="3.55585in" svg:y="0.00649in" svg:width="4.37941in" svg:height="1.57533in" draw:id="id0" draw:style-name="a1" draw:name="Rectangle avec flèche vers le bas 11"><svg:title/><svg:desc/><draw:enhanced-geometry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64977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5 / 2"/><draw:equation draw:name="f17" draw:formula="min(?f15, ?f14)"/><draw:equation draw:name="f18" draw:formula="?f14 * ?f9"/><draw:equation draw:name="f19" draw:formula="?f7 + ?f16"/><draw:equation draw:name="f20" draw:formula="?f17 * ?f8"/><draw:equation draw:name="f21" draw:formula="?f18 / 100000"/><draw:equation draw:name="f22" draw:formula="?f20 / 100000"/><draw:equation draw:name="f23" draw:formula="?f20 / 200000"/><draw:equation draw:name="f24" draw:formula="?f21 / 2"/><draw:equation draw:name="f25" draw:formula="?f19 - ?f22"/><draw:equation draw:name="f26" draw:formula="?f19 - ?f23"/><draw:equation draw:name="f27" draw:formula="?f19 + ?f23"/><draw:equation draw:name="f28" draw:formula="?f19 + ?f22"/><draw:equation draw:name="f29" draw:formula="?f13 - ?f22"/></draw:enhanced-geometry></draw:custom-shape><draw:frame draw:id="id1" draw:style-name="a2" draw:name="Zone de texte 4" svg:x="3.75021in" svg:y="0.12773in" svg:width="4.01662in" svg:height="0.76488in" style:rel-width="scale" style:rel-height="scale"><draw:text-box><text:p text:style-name="P3"><text:span text:style-name="T4">Index.php<text:s/></text:span><text:span text:style-name="T5">(alias Accueil)</text:span></text:p></draw:text-box><svg:title/><svg:desc/></draw:frame><draw:custom-shape svg:width="0.47261in" svg:height="11.50569in" draw:id="id2" draw:style-name="a3" draw:transform="translate(-0.2363in -5.75284in) rotate(-1.5708) translate(5.90105in 1.8772in)" draw:name="Parenthèse ouvrante 14"><svg:title/><svg:desc/><draw:enhanced-geometry draw:path-stretchpoint-x="21600" draw:path-stretchpoint-y="21600" draw:type="non-primitive" svg:viewBox="0 0 21600 21600" draw:enhanced-path="S M ?f19 ?f20 A ?f82 ?f83 ?f84 ?f85 ?f19 ?f20 ?f79 ?f81  W ?f86 ?f87 ?f88 ?f89 ?f19 ?f20 ?f79 ?f81 L ?f10 ?f26 A ?f125 ?f126 ?f127 ?f128 ?f10 ?f26 ?f122 ?f124  W ?f129 ?f130 ?f131 ?f132 ?f10 ?f26 ?f122 ?f124 Z N F M ?f19 ?f20 A ?f82 ?f83 ?f84 ?f85 ?f19 ?f20 ?f79 ?f81  W ?f86 ?f87 ?f88 ?f89 ?f19 ?f20 ?f79 ?f81 L ?f10 ?f26 A ?f125 ?f126 ?f127 ?f128 ?f10 ?f26 ?f122 ?f124  W ?f129 ?f130 ?f131 ?f132 ?f10 ?f26 ?f122 ?f124 N" draw:text-areas="?f39 ?f40 ?f19 ?f42" draw:glue-points="?f19 ?f10 ?f19 ?f20" draw:glue-point-leaving-directions="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204165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0"/><draw:equation draw:name="f22" draw:formula="?f19 - ?f10"/><draw:equation draw:name="f23" draw:formula="min(?f22, ?f21)"/><draw:equation draw:name="f24" draw:formula="?f22 * ?f18"/><draw:equation draw:name="f25" draw:formula="?f23 * ?f11"/><draw:equation draw:name="f26" draw:formula="?f25 / 100000"/><draw:equation draw:name="f27" draw:formula="?f26 * ?f18"/><draw:equation draw:name="f28" draw:formula="?f13 + ?f1"/><draw:equation draw:name="f29" draw:formula="?f28 * ?f9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33 * ?f22"/><draw:equation draw:name="f38" draw:formula="?f36 * ?f26"/><draw:equation draw:name="f39" draw:formula="?f19 - ?f37"/><draw:equation draw:name="f40" draw:formula="?f26 - ?f38"/><draw:equation draw:name="f41" draw:formula="?f20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4"/><draw:equation draw:name="f54" draw:formula="sin(?f50)"/><draw:equation draw:name="f55" draw:formula="0 - ?f54"/><draw:equation draw:name="f56" draw:formula="?f55 * ?f27"/><draw:equation draw:name="f57" draw:formula="sqrt(?f53 * ?f53 + ?f56 * ?f56 + 0 * 0)"/><draw:equation draw:name="f58" draw:formula="?f24 * ?f27 / ?f57"/><draw:equation draw:name="f59" draw:formula="?f55 * ?f58"/><draw:equation draw:name="f60" draw:formula="?f19 - ?f59"/><draw:equation draw:name="f61" draw:formula="?f52 * ?f58"/><draw:equation draw:name="f62" draw:formula="?f20 - ?f61"/><draw:equation draw:name="f63" draw:formula="?f60 - ?f24"/><draw:equation draw:name="f64" draw:formula="?f62 - ?f27"/><draw:equation draw:name="f65" draw:formula="?f60 + ?f24"/><draw:equation draw:name="f66" draw:formula="?f62 + ?f27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4"/><draw:equation draw:name="f73" draw:formula="sin(?f69)"/><draw:equation draw:name="f74" draw:formula="0 - ?f73"/><draw:equation draw:name="f75" draw:formula="?f74 * ?f27"/><draw:equation draw:name="f76" draw:formula="sqrt(?f72 * ?f72 + ?f75 * ?f75 + 0 * 0)"/><draw:equation draw:name="f77" draw:formula="?f24 * ?f27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9, ?f63)"/><draw:equation draw:name="f83" draw:formula="if(?f46, ?f20, ?f64)"/><draw:equation draw:name="f84" draw:formula="if(?f46, ?f19, ?f65)"/><draw:equation draw:name="f85" draw:formula="if(?f46, ?f20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4"/><draw:equation draw:name="f97" draw:formula="sin(?f93)"/><draw:equation draw:name="f98" draw:formula="0 - ?f97"/><draw:equation draw:name="f99" draw:formula="?f98 * ?f27"/><draw:equation draw:name="f100" draw:formula="sqrt(?f96 * ?f96 + ?f99 * ?f99 + 0 * 0)"/><draw:equation draw:name="f101" draw:formula="?f24 * ?f27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4"/><draw:equation draw:name="f107" draw:formula="?f105 - ?f27"/><draw:equation draw:name="f108" draw:formula="?f103 + ?f24"/><draw:equation draw:name="f109" draw:formula="?f105 + ?f27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4"/><draw:equation draw:name="f116" draw:formula="sin(?f112)"/><draw:equation draw:name="f117" draw:formula="0 - ?f116"/><draw:equation draw:name="f118" draw:formula="?f117 * ?f27"/><draw:equation draw:name="f119" draw:formula="sqrt(?f115 * ?f115 + ?f118 * ?f118 + 0 * 0)"/><draw:equation draw:name="f120" draw:formula="?f24 * ?f27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draw:custom-shape svg:x="0.16116in" svg:y="2.21196in" svg:width="1.99536in" svg:height="1.8904in" draw:id="id3" draw:style-name="a4" draw:name="Rectangle à coins arrondis 16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id="id4" draw:style-name="a5" draw:name="Zone de texte 17" svg:x="0.18707in" svg:y="2.44825in" svg:width="1.93056in" svg:height="1.53596in" style:rel-width="scale" style:rel-height="scale"><draw:text-box><text:p text:style-name="P6">Insertion d’un stagiaire</text:p><text:p text:style-name="P7">(insertion-stagiaire.php,</text:p><text:p text:style-name="P8">traitement-suppression.php)</text:p><text:p text:style-name="Normal"/><text:p text:style-name="Normal"/></draw:text-box><svg:title/><svg:desc/></draw:frame><draw:custom-shape svg:x="2.21038in" svg:y="2.23475in" svg:width="1.94148in" svg:height="1.89006in" draw:id="id5" draw:style-name="a6" draw:name="Rectangle à coins arrondis 18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20574in" svg:y="2.21505in" svg:width="1.99467in" svg:height="1.89006in" draw:id="id6" draw:style-name="a7" draw:name="Rectangle à coins arrondis 19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6.25293in" svg:y="2.21505in" svg:width="1.99467in" svg:height="1.89006in" draw:id="id7" draw:style-name="a8" draw:name="Rectangle à coins arrondis 20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10.28047in" svg:y="2.23475in" svg:width="1.41287in" svg:height="1.89006in" draw:id="id8" draw:style-name="a9" draw:name="Rectangle à coins arrondis 21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8.29863in" svg:y="2.23164in" svg:width="1.92999in" svg:height="1.89006in" draw:id="id9" draw:style-name="a10" draw:name="Rectangle à coins arrondis 22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id="id10" draw:style-name="a11" draw:name="Zone de texte 17" svg:x="2.22335in" svg:y="2.74361in" svg:width="1.92852in" svg:height="1.20119in" style:rel-width="scale" style:rel-height="scale"><draw:text-box><text:p text:style-name="P9"> Affichage des stagiaires</text:p><text:p text:style-name="P10">(affichage-stagiaires.php)</text:p><text:p text:style-name="P11"/><text:p text:style-name="P12"><text:span text:style-name="T13"> </text:span></text:p></draw:text-box><svg:title/><svg:desc/></draw:frame><draw:frame draw:id="id11" draw:style-name="a12" draw:name="Zone de texte 25" svg:x="4.24257in" svg:y="2.27102in" svg:width="1.91762in" svg:height="1.83133in" style:rel-width="scale" style:rel-height="scale"><draw:text-box><text:p text:style-name="P14">Supprimer<text:s/>un stagiaire</text:p><text:p text:style-name="P15">(suppression-stagiaire.php,</text:p><text:p text:style-name="P16">traitement-suppression.php)</text:p></draw:text-box><svg:title/><svg:desc/></draw:frame><draw:frame draw:id="id12" draw:style-name="a13" draw:name="Zone de texte 26" svg:x="6.25293in" svg:y="2.47712in" svg:width="1.98034in" svg:height="1.96882in" style:rel-width="scale" style:rel-height="scale"><draw:text-box><text:p text:style-name="P17">Modifier un stagiaire et ses informations</text:p><text:p text:style-name="P18">(modification-stagiaire.php,</text:p><text:p text:style-name="P19">traitement-modification.php)</text:p></draw:text-box><svg:title/><svg:desc/></draw:frame><draw:frame draw:id="id13" draw:style-name="a14" draw:name="Zone de texte 27" svg:x="10.2675in" svg:y="2.2935in" svg:width="1.42583in" svg:height="1.78882in" style:rel-width="scale" style:rel-height="scale"><draw:text-box><text:p text:style-name="P20">Page en Javascript</text:p><text:p text:style-name="P21">(assemblage.php)</text:p><text:p text:style-name="Normal"/></draw:text-box><svg:title/><svg:desc/></draw:frame><draw:frame draw:id="id14" draw:style-name="a15" draw:name="Zone de texte 28" svg:x="8.33694in" svg:y="2.51428in" svg:width="1.85282in" svg:height="1.74979in" style:rel-width="scale" style:rel-height="scale"><draw:text-box><text:p text:style-name="Normal">Page formateur</text:p><text:p text:style-name="Normal">(affichage-formateur.php, traitement-affichage-formateur.php)</text:p><text:p text:style-name="Normal"/></draw:text-box><svg:title/><svg:desc/></draw:frame><draw:custom-shape svg:x="0.16116in" svg:y="5.20817in" svg:width="1.94131in" svg:height="1.89006in" draw:id="id15" draw:style-name="a16" draw:name="Rectangle à coins arrondis 29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15651in" svg:y="5.20817in" svg:width="1.94131in" svg:height="1.89006in" draw:id="id16" draw:style-name="a17" draw:name="Rectangle à coins arrondis 31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4.15408in" svg:y="5.20817in" svg:width="1.94131in" svg:height="1.89006in" draw:id="id17" draw:style-name="a18" draw:name="Rectangle à coins arrondis 32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width="0.51198in" svg:height="6.01199in" draw:id="id18" draw:style-name="a19" draw:transform="translate(-0.25599in -3.006in) rotate(-1.5708) translate(3.16714in 4.75219in)" draw:name="Accolade ouvrante 34"><svg:title/><svg:desc/><draw:enhanced-geometry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6453"/><draw:equation draw:name="f13" draw:formula="84014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draw:frame draw:id="id19" draw:style-name="a20" draw:name="Zone de texte 35" svg:x="0.18707in" svg:y="5.48077in" svg:width="1.89169in" svg:height="1.77224in" style:rel-width="scale" style:rel-height="scale"><draw:text-box><text:p text:style-name="Normal">Ajouter une nationalité</text:p><text:p text:style-name="Normal">(ajout-nationalité.php, traitement-nationalite.php)</text:p></draw:text-box><svg:title/><svg:desc/></draw:frame><draw:frame draw:id="id20" draw:style-name="a21" draw:name="Zone de texte 36" svg:x="2.18243in" svg:y="5.38542in" svg:width="1.87874in" svg:height="1.8676in" style:rel-width="scale" style:rel-height="scale"><draw:text-box><text:p text:style-name="Normal">Ajouter une formation</text:p><text:p text:style-name="Normal">(ajout-formation-formateur.php, traitement-ajout-formation-formateur.php)</text:p></draw:text-box><svg:title/><svg:desc/></draw:frame><draw:frame draw:id="id21" draw:style-name="a22" draw:name="Zone de texte 37" svg:x="4.30761in" svg:y="5.71473in" svg:width="1.73622in" svg:height="1.26026in" style:rel-width="scale" style:rel-height="scale"><draw:text-box><text:p text:style-name="Normal">Ajouter un formateur</text:p><text:p text:style-name="Normal">(Même page que pour l’ajout d’une formation)</text:p></draw:text-box><svg:title/><svg:desc/></draw:frame></draw:g></text:span><text:span text:style-name="T22"><draw:custom-shape svg:x="3.28264in" svg:y="5.59236in" svg:width="0.65625in" svg:height="0.67639in" draw:z-index="251661312" draw:id="id23" draw:style-name="a24" draw:name="Plus 24" text:anchor-type="paragraph"><svg:title/><svg:desc/><draw:enhanced-geometry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352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4 * 73490"/><draw:equation draw:name="f19" draw:formula="?f13 * 73490"/><draw:equation draw:name="f20" draw:formula="?f7 + ?f15"/><draw:equation draw:name="f21" draw:formula="?f7 + ?f16"/><draw:equation draw:name="f22" draw:formula="?f18 / 200000"/><draw:equation draw:name="f23" draw:formula="?f19 / 200000"/><draw:equation draw:name="f24" draw:formula="?f17 * ?f8"/><draw:equation draw:name="f25" draw:formula="?f24 / 200000"/><draw:equation draw:name="f26" draw:formula="?f21 - ?f22"/><draw:equation draw:name="f27" draw:formula="?f21 + ?f22"/><draw:equation draw:name="f28" draw:formula="?f20 - ?f23"/><draw:equation draw:name="f29" draw:formula="?f20 + ?f23"/><draw:equation draw:name="f30" draw:formula="?f21 - ?f25"/><draw:equation draw:name="f31" draw:formula="?f21 + ?f25"/><draw:equation draw:name="f32" draw:formula="?f20 - ?f25"/><draw:equation draw:name="f33" draw:formula="?f20 + ?f25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center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0" draw:start-color="#6083cb" draw:end-color="#3e70ca" draw:start-intensity="100%" draw:end-intensity="100%"/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center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o</meta:initial-creator>
    <dc:creator>Lolo</dc:creator>
    <meta:creation-date>2015-04-16T14:27:00Z</meta:creation-date>
    <dc:date>2015-04-23T08:56:00Z</dc:date>
    <meta:print-date>2015-04-23T08:56:00Z</meta:print-date>
    <meta:template xlink:href="Normal.dotm" xlink:type="simple"/>
    <meta:editing-cycles>5</meta:editing-cycles>
    <meta:editing-duration>PT180S</meta:editing-duration>
    <meta:document-statistic meta:page-count="1" meta:paragraph-count="1" meta:word-count="0" meta:character-count="2" meta:row-count="1" meta:non-whitespace-character-count="2"/>
  </office:meta>
</office:document-meta>
</file>